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11pt" style:font-size-asian="11pt"/>
    </style:style>
    <style:style style:name="T2" style:family="text">
      <style:text-properties style:font-name="Times New Roman" fo:font-size="10.5pt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rata-se de execução de pena em regime semiaberto imposta a MARLENILSON DE SOUZA SILVA em que se</text:span></text:p>
      <text:p text:style-name="P1"><text:span text:style-name="T1">verificou que o apenado foi denunciado por novo crime em 17/01/2019, previsto nos artigos 306 e 309 do Código</text:span></text:p>
      <text:p text:style-name="P1"><text:span text:style-name="T1">de Trânsito Brasileiro, pelo que foi regredido o regime de cumprimento de sua pena provisoriamente para o fechado</text:span></text:p>
      <text:p text:style-name="P1"><text:span text:style-name="T1">(evento 106).</text:span></text:p>
      <text:p text:style-name="P1"><text:span text:style-name="T1">Adiante, a defesa pediu a reconsideração da decisão de regressão, alegando que no crime que originou esta</text:span></text:p>
      <text:p text:style-name="P1"><text:span text:style-name="T1">execução o apenado foi condenado no regime semiaberto em 2016, vindo a cumprir sua pena regularmente, quando</text:span></text:p>
      <text:p text:style-name="P1"><text:span text:style-name="T1">em abril de 2018 praticou um novo delito, sendo denunciado quase um ano depois, restando ilógico regredir o</text:span></text:p>
      <text:p text:style-name="P1"><text:span text:style-name="T1">regime para um mais gravoso do que fora sentenciado e pelo fato do apenado nunca ter progredido de regime</text:span></text:p>
      <text:p text:style-name="P1"><text:span text:style-name="T1">(evento 107).</text:span></text:p>
      <text:p text:style-name="P1"><text:span text:style-name="T2">Ademais, a defesa alegou que o incremento da reabilitação e a modificação da data base seriam medidas mais adequadas,</text:span></text:p>
      <text:p text:style-name="P1"><text:span text:style-name="T2">pedindo também a manutenção do regime atual,e caso não seja o entendimento, que seja mantido o atual regime até que</text:span></text:p>
      <text:p text:style-name="P1"><text:span text:style-name="T2">seja julgado o processo que apura o suposto novo crime.</text:span></text:p>
      <text:p text:style-name="P1"><text:span text:style-name="T2">Interveio o Ministério Público, opinando pelo indeferimento do pedido de reconsideração ( evento 112).</text:span></text:p>
      <text:p text:style-name="P1"><text:span text:style-name="T1">É o relatório.</text:span></text:p>
      <text:p text:style-name="P1"><text:span text:style-name="T1">Não assiste razão a defesa, uma vez que sua alegação não justifica o cometimento do novo crime pelo apenado,</text:span></text:p>
      <text:p text:style-name="P1"><text:span text:style-name="T1">muito menos tem o condão de afastar a análise da falta grave consumada amparando-se em ausência de progressão</text:span></text:p>
      <text:p text:style-name="P1"><text:span text:style-name="T1">do regime ou pelo fato do apenado não ter sido ainda condenado pelo novo crime.</text:span></text:p>
      <text:p text:style-name="P1"><text:span text:style-name="T1">Com efeito, é já consolidado nos tribunais superiores o entendimento de que a verificação de faltas graves não</text:span></text:p>
      <text:p text:style-name="P1"><text:span text:style-name="T1">necessita do trânsito em julgado da respectiva ação penal. Não existe também vinculação desta decisão a existência</text:span></text:p>
      <text:p text:style-name="P1"><text:span text:style-name="T1">de uma progressão de regime anterior. Consoante a melhor jurisprudência, que inclusive utilizamos para embasar a</text:span></text:p>
      <text:p text:style-name="P1"><text:span text:style-name="T1">decisão de regressão cautelar, basta que o apenado tenha "praticado" o novo crime para que seja considerada a falta</text:span></text:p>
      <text:p text:style-name="P1"><text:span text:style-name="T1">grave, e aqui ele inclusive já foi denunciado.</text:span></text:p>
      <text:p text:style-name="P1"><text:span text:style-name="T1">Ressalto que a regressão provisória, "instrumento" oriundo do poder geral de cautela inerente a atividade</text:span></text:p>
      <text:p text:style-name="P1"><text:span text:style-name="T1">jurisdicional operada por este juízo, é distinta da regressão dita "definitiva", razão pela qual haverá a oportunidade</text:span></text:p>
      <text:p text:style-name="P1"><text:span text:style-name="T1">de defesa para o acusado, em audiência especialmente designada para o caso, podendo o mesmo alegar as razões</text:span></text:p>
      <text:p text:style-name="P1"><text:span text:style-name="T1">que justifiquem a sua conduta, se existirem.</text:span></text:p>
      <text:p text:style-name="P1"><text:span text:style-name="T1">Assim, indefiro o pedido de reconsideração, e mantenho a decisão do evento 106 por seus próprios termos.</text:span></text:p>
      <text:p text:style-name="Standard"><text:span text:style-name="T1">P.R.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08:48:01.348000000</meta:creation-date>
    <dc:date>2019-04-16T08:48:40.298000000</dc:date>
    <meta:editing-duration>PT39S</meta:editing-duration>
    <meta:editing-cycles>1</meta:editing-cycles>
    <meta:document-statistic meta:table-count="0" meta:image-count="0" meta:object-count="0" meta:page-count="1" meta:paragraph-count="28" meta:word-count="400" meta:character-count="2450" meta:non-whitespace-character-count="2078"/>
    <meta:generator>LibreOffice/6.0.3.2$Windows_X86_64 LibreOffice_project/8f48d515416608e3a835360314dac7e47fd0b821</meta:generator>
  </office:meta>
</office:document-meta>
</file>